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f1e1" officeooo:paragraph-rsid="000df1e1"/>
    </style:style>
    <style:style style:name="P2" style:family="paragraph" style:parent-style-name="Standard">
      <style:text-properties officeooo:rsid="000df1e1" officeooo:paragraph-rsid="000e246b"/>
    </style:style>
    <style:style style:name="P3" style:family="paragraph" style:parent-style-name="Standard">
      <style:text-properties officeooo:rsid="000df1e1" officeooo:paragraph-rsid="000ed706"/>
    </style:style>
    <style:style style:name="P4" style:family="paragraph" style:parent-style-name="Standard">
      <style:text-properties officeooo:rsid="000df1e1" officeooo:paragraph-rsid="000fffd1"/>
    </style:style>
    <style:style style:name="P5" style:family="paragraph" style:parent-style-name="Standard">
      <style:text-properties officeooo:rsid="000df1e1" officeooo:paragraph-rsid="0011c6b1"/>
    </style:style>
    <style:style style:name="P6" style:family="paragraph" style:parent-style-name="Standard">
      <style:text-properties officeooo:rsid="000e246b" officeooo:paragraph-rsid="000e246b"/>
    </style:style>
    <style:style style:name="P7" style:family="paragraph" style:parent-style-name="Standard">
      <style:text-properties officeooo:rsid="000e246b" officeooo:paragraph-rsid="0011c6b1"/>
    </style:style>
    <style:style style:name="P8" style:family="paragraph" style:parent-style-name="Standard">
      <style:text-properties officeooo:rsid="000e246b" officeooo:paragraph-rsid="000ed706"/>
    </style:style>
    <style:style style:name="P9" style:family="paragraph" style:parent-style-name="Standard">
      <style:text-properties officeooo:paragraph-rsid="000e246b"/>
    </style:style>
    <style:style style:name="P10" style:family="paragraph" style:parent-style-name="Standard">
      <style:text-properties officeooo:paragraph-rsid="000ed706"/>
    </style:style>
    <style:style style:name="P11" style:family="paragraph" style:parent-style-name="Standard">
      <style:text-properties officeooo:rsid="000ed706" officeooo:paragraph-rsid="000ed706"/>
    </style:style>
    <style:style style:name="P12" style:family="paragraph" style:parent-style-name="Standard">
      <style:text-properties officeooo:rsid="000ed706" officeooo:paragraph-rsid="0011c6b1"/>
    </style:style>
    <style:style style:name="P13" style:family="paragraph" style:parent-style-name="Standard">
      <style:text-properties officeooo:rsid="00111df6" officeooo:paragraph-rsid="00111df6"/>
    </style:style>
    <style:style style:name="P14" style:family="paragraph" style:parent-style-name="Standard">
      <style:text-properties officeooo:rsid="0011c6b1" officeooo:paragraph-rsid="0011c6b1"/>
    </style:style>
    <style:style style:name="P15" style:family="paragraph" style:parent-style-name="Standard">
      <style:text-properties officeooo:paragraph-rsid="0011c6b1"/>
    </style:style>
    <style:style style:name="P16" style:family="paragraph" style:parent-style-name="Standard">
      <style:text-properties fo:font-weight="normal" officeooo:rsid="00111df6" officeooo:paragraph-rsid="00111df6" style:font-weight-asian="normal" style:font-weight-complex="normal"/>
    </style:style>
    <style:style style:name="P17" style:family="paragraph" style:parent-style-name="Standard">
      <style:text-properties fo:font-weight="normal" officeooo:rsid="000e246b" officeooo:paragraph-rsid="0011c6b1" style:font-weight-asian="normal" style:font-weight-complex="normal"/>
    </style:style>
    <style:style style:name="P18" style:family="paragraph" style:parent-style-name="Standard">
      <style:text-properties fo:font-weight="normal" officeooo:rsid="0011c6b1" officeooo:paragraph-rsid="0011c6b1" style:font-weight-asian="normal" style:font-weight-complex="normal"/>
    </style:style>
    <style:style style:name="P19" style:family="paragraph" style:parent-style-name="Standard">
      <style:text-properties officeooo:rsid="0012c52e" officeooo:paragraph-rsid="0012c52e"/>
    </style:style>
    <style:style style:name="P20" style:family="paragraph" style:parent-style-name="Standard">
      <style:paragraph-properties fo:break-before="page"/>
      <style:text-properties officeooo:rsid="000e246b" officeooo:paragraph-rsid="000e246b"/>
    </style:style>
    <style:style style:name="P21" style:family="paragraph" style:parent-style-name="Standard">
      <style:paragraph-properties fo:break-before="page"/>
      <style:text-properties fo:font-weight="normal" officeooo:rsid="0011c6b1" officeooo:paragraph-rsid="0011c6b1" style:font-weight-asian="normal" style:font-weight-complex="normal"/>
    </style:style>
    <style:style style:name="T1" style:family="text">
      <style:text-properties officeooo:rsid="000df1e1"/>
    </style:style>
    <style:style style:name="T2" style:family="text">
      <style:text-properties officeooo:rsid="000e246b"/>
    </style:style>
    <style:style style:name="T3" style:family="text">
      <style:text-properties officeooo:rsid="000ed706"/>
    </style:style>
    <style:style style:name="T4" style:family="text">
      <style:text-properties officeooo:rsid="000fffd1"/>
    </style:style>
    <style:style style:name="T5" style:family="text">
      <style:text-properties officeooo:rsid="00111df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1c6b1"/>
    </style:style>
    <style:style style:name="T9" style:family="text">
      <style:text-properties officeooo:rsid="0012c52e"/>
    </style:style>
    <style:style style:name="T10" style:family="text">
      <style:text-properties officeooo:rsid="0014a2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1 <text:span text:style-name="T10">version</text:span> <text:span text:style-name="T10">(META2 version)</text:span></text:p>
      <text:p text:style-name="P1">{<text:tab/></text:p>
      <text:p text:style-name="Standard"><text:tab/>“<text:span text:style-name="T1">TYPE” : “META”,</text:span></text:p>
      <text:p text:style-name="P1"><text:tab/>“OS”:”LINUX”</text:p>
      <text:p text:style-name="P1"><text:tab/>“<text:span text:style-name="T2">OS_VER”:"4.13.0-36-generic"</text:span></text:p>
      <text:p text:style-name="P1"><text:tab/>“<text:span text:style-name="T2">OTHER_META”:”OTHER_META_VALUE”</text:span></text:p>
      <text:p text:style-name="P2"><text:tab/>“<text:span text:style-name="T2">OTHER_META_1”:”OTHER_META_VALUE_1”</text:span></text:p>
      <text:p text:style-name="P1"/>
      <text:p text:style-name="P1"><text:tab/>“<text:span text:style-name="T2">SESSION_START_DATE”:"2018-05-21 19:46:22.899352"</text:span></text:p>
      <text:p text:style-name="P1"><text:tab/>“<text:span text:style-name="T2">SESSION_ID”:"5cded4ef913852cfc1ad533ed6c3f369455bd478"</text:span></text:p>
      <text:p text:style-name="Standard"><text:tab/>“<text:span text:style-name="T2">NAME”:”racuchy”</text:span></text:p>
      <text:p text:style-name="Standard"/>
      <text:p text:style-name="P9"><text:tab/>“<text:span text:style-name="T1">METRICS” : [{</text:span></text:p>
      <text:p text:style-name="P9"><text:tab/><text:tab/><text:tab/><text:tab/>“<text:span text:style-name="T1">METRIC_ID”:”RAM_USAGE”,</text:span></text:p>
      <text:p text:style-name="P9"><text:tab/><text:tab/><text:tab/><text:tab/>“<text:span text:style-name="T1">UNIT”:”percentage”,</text:span></text:p>
      <text:p text:style-name="P9"><text:tab/><text:tab/><text:tab/><text:tab/>“<text:span text:style-name="T1">DESCRIPTION”:”RAM usage in percentage”</text:span><text:tab/></text:p>
      <text:p text:style-name="P2"><text:tab/><text:tab/><text:tab/>},</text:p>
      <text:p text:style-name="P2"><text:tab/><text:tab/><text:tab/>{</text:p>
      <text:p text:style-name="P9"><text:tab/><text:tab/><text:tab/><text:tab/>“<text:span text:style-name="T1">METRIC_ID”:”CPU_USAGE”,</text:span></text:p>
      <text:p text:style-name="P9"><text:tab/><text:tab/><text:tab/><text:tab/>“<text:span text:style-name="T1">UNIT”:”percentage”,</text:span></text:p>
      <text:p text:style-name="P9"><text:tab/><text:tab/><text:tab/><text:tab/>“<text:span text:style-name="T1">DESCRIPTION”:”CPU usage in percentage”</text:span><text:tab/></text:p>
      <text:p text:style-name="P2"><text:tab/><text:tab/><text:tab/>}]</text:p>
      <text:p text:style-name="P2"/>
      <text:p text:style-name="P9"><text:tab/>“<text:span text:style-name="T2">DESCRIPTIONS:[{</text:span></text:p>
      <text:p text:style-name="P6"><text:tab/><text:tab/><text:tab/><text:tab/>“OS”:"Operating system version",</text:p>
      <text:p text:style-name="P6"><text:tab/><text:tab/><text:tab/><text:tab/>“OS_VER”:"4.13.0-36-generic",</text:p>
      <text:p text:style-name="P6"><text:tab/><text:tab/><text:tab/><text:tab/>“OS”:"Operating system version"</text:p>
      <text:p text:style-name="P6"><text:tab/><text:tab/><text:tab/><text:tab/>}</text:p>
      <text:p text:style-name="P6"><text:tab/><text:tab/><text:tab/><text:tab/>]</text:p>
      <text:p text:style-name="P6">}</text:p>
      <text:p text:style-name="P6"/>
      <text:p text:style-name="P7"><text:line-break/>“<text:span text:style-name="T8">METADATA” obojętnie albo z, albo bez zagnieżdzenia. Po kluczach “ METADATA” nie będę przeszukiwał. <text:s text:c="2"/>Po “ </text:span>DESCRIPTIONS”<text:span text:style-name="T8"> nie bede przeszukiwal, więc może być jakkolwiek wrzucone.</text:span></text:p>
      <text:p text:style-name="P14">W mongo DB schema nie musi być zachowana, tzn. W jednym rekordzie może być “OS”:”Windows”, ale w drugim rekordzie już wcale nie musi być klucza “OS”.</text:p>
      <text:p text:style-name="P20"><text:span text:style-name="T9">2 wersja: </text:span>każdy metric <text:span text:style-name="T4">moglby byc </text:span>z osobnym session id:</text:p>
      <text:p text:style-name="P2">{<text:tab/></text:p>
      <text:p text:style-name="P9"><text:tab/>“<text:span text:style-name="T1">TYPE” : “META”,</text:span></text:p>
      <text:p text:style-name="P4"><text:tab/>“<text:span text:style-name="T2">SESSION_ID”:"5cded4ef913852cfc1ad533ed6c3f369455bd478",</text:span></text:p>
      <text:p text:style-name="P2"><text:tab/>“<text:span text:style-name="T2">SESSION_START_DATE”:"2018-05-21 19:46:22.899352",</text:span></text:p>
      <text:p text:style-name="P4"><text:tab/>“METRIC_ID”:”RAM_USAGE”,</text:p>
      <text:p text:style-name="P4"><text:tab/>“<text:span text:style-name="T3">UNIT”:”PERCENTAGE”,</text:span></text:p>
      <text:p text:style-name="P9"><text:tab/>“<text:span text:style-name="T4">HOSTNAME”:”racuchy”</text:span></text:p>
      <text:p text:style-name="P10"/>
      <text:p text:style-name="P2"><text:tab/></text:p>
      <text:p text:style-name="P2"/>
      <text:p text:style-name="P10"><text:tab/>“<text:span text:style-name="T3">METADATA”:</text:span></text:p>
      <text:p text:style-name="P11"><text:tab/>[{</text:p>
      <text:p text:style-name="P3"><text:tab/><text:tab/>“OS”:”LINUX”</text:p>
      <text:p text:style-name="P3"><text:tab/><text:tab/>“<text:span text:style-name="T2">OS_VER”:"4.13.0-36-generic"</text:span></text:p>
      <text:p text:style-name="P3"><text:tab/><text:tab/>“<text:span text:style-name="T2">OTHER_META”:”OTHER_META_VALUE”</text:span></text:p>
      <text:p text:style-name="P3"><text:tab/><text:tab/>“<text:span text:style-name="T2">OTHER_META_1”:”OTHER_META_VALUE_1”</text:span></text:p>
      <text:p text:style-name="P11"><text:tab/>}]</text:p>
      <text:p text:style-name="P11"/>
      <text:p text:style-name="P9"><text:tab/>“<text:span text:style-name="T2">DESCRIPTIONS:[{</text:span></text:p>
      <text:p text:style-name="P6"><text:tab/><text:tab/><text:tab/><text:tab/>“OS”:"Host operating system”</text:p>
      <text:p text:style-name="P8"><text:tab/><text:tab/><text:tab/><text:tab/>“OS_VER”:"Operating system version"</text:p>
      <text:p text:style-name="P6"><text:tab/><text:tab/><text:tab/><text:tab/>]</text:p>
      <text:p text:style-name="P6">}</text:p>
      <text:p text:style-name="P6"/>
      <text:p text:style-name="P11">Wyszukiwanie measurementsów o danej metadacie byloby wtedy bajecznie proste:</text:p>
      <text:p text:style-name="P11"/>
      <text:p text:style-name="P11">db.myCollection.find({"TYPE":"META", “METADATA.OS”:”.*”}).pretty()</text:p>
      <text:p text:style-name="P11">db.myCollection.find({"TYPE":"META", “METRIC_ID”:”.*”}).pretty()</text:p>
      <text:p text:style-name="P11">db.myCollection.find({"TYPE":"META", “METRIC_ID”:”.*”, “METADATA.OS_VER:”<text:span text:style-name="T10">SOME_VER</text:span>”}).pretty()</text:p>
      <text:p text:style-name="P11">db.myCollection.find({"TYPE":"META", “NAME”:”racuch[y, szki]?”}).pretty()</text:p>
      <text:p text:style-name="P11"/>
      <text:p text:style-name="P13">Każdy metric z osobnym session id rozwiązuje kolejny problem:<text:line-break/><text:line-break/>1. Robie query na wszystkie metryki CPU*</text:p>
      <text:p text:style-name="P13">2. Dostaje wszystkie sessionsId, które zawiera CPU <text:span text:style-name="T6">oraz </text:span><text:span text:style-name="T7">RAM</text:span></text:p>
      <text:p text:style-name="P16">3. Musze teraz w pythonie pobrać jeszcze raz wszystkie metryki, ktore spelniają regexp I parować z sessionId</text:p>
      <text:p text:style-name="P16">4. W momencie gdy dane sessionId ma więcej niż 1 metryke, ktora spelnia regexp, to <text:span text:style-name="T10">zadanie robi się jeszcze bardziej skomplikowane</text:span></text:p>
      <text:p text:style-name="P16">5. Teraz dopiero mogę wyciągnąć dane, gdzie sessionId==mySessionId oraz metric_id==myMetricId.</text:p>
      <text:p text:style-name="P16"/>
      <text:p text:style-name="P21"><text:span text:style-name="T9">3 wersja (wariacja pozostałych, najprostsza)</text:span>:</text:p>
      <text:p text:style-name="P5">{<text:tab/></text:p>
      <text:p text:style-name="P15"><text:tab/>“<text:span text:style-name="T1">TYPE” : “META”,</text:span></text:p>
      <text:p text:style-name="P5"><text:tab/>“<text:span text:style-name="T2">SESSION_ID”:"5cded4ef913852cfc1ad533ed6c3f369455bd478",</text:span></text:p>
      <text:p text:style-name="P5"><text:tab/>“<text:span text:style-name="T2">SESSION_START_DATE”:"2018-05-21 19:46:22.899352",</text:span></text:p>
      <text:p text:style-name="P5"><text:tab/>“METRIC_ID”:”RAM_USAGE”,</text:p>
      <text:p text:style-name="P5"><text:tab/>“<text:span text:style-name="T3">UNIT”:”PERCENTAGE”,</text:span></text:p>
      <text:p text:style-name="P15"><text:tab/>“<text:span text:style-name="T4">HOSTNAME”:”racuchy”</text:span></text:p>
      <text:p text:style-name="P12"/>
      <text:p text:style-name="P5"><text:tab/>“OS”:”LINUX”</text:p>
      <text:p text:style-name="P5"><text:tab/>“<text:span text:style-name="T2">OS_VER”:"4.13.0-36-generic"</text:span></text:p>
      <text:p text:style-name="P5"><text:tab/>“<text:span text:style-name="T2">OTHER_META”:”OTHER_META_VALUE”</text:span></text:p>
      <text:p text:style-name="P5"><text:tab/>“<text:span text:style-name="T2">OTHER_META_1”:”OTHER_META_VALUE_1”</text:span></text:p>
      <text:p text:style-name="P12"/>
      <text:p text:style-name="P15"><text:tab/>“<text:span text:style-name="T2">DESCRIPTIONS:[{</text:span></text:p>
      <text:p text:style-name="P7"><text:tab/><text:tab/><text:tab/><text:tab/>“OS”:"Host operating system”</text:p>
      <text:p text:style-name="P7"><text:tab/><text:tab/><text:tab/><text:tab/>“OS_VER”:"Operating system version"</text:p>
      <text:p text:style-name="P7"><text:tab/><text:tab/><text:tab/><text:tab/>]</text:p>
      <text:p text:style-name="P17">}</text:p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23:15:44.072938532</meta:creation-date>
    <dc:date>2018-05-23T10:06:24.665548251</dc:date>
    <meta:editing-duration>PT11M35S</meta:editing-duration>
    <meta:editing-cycles>4</meta:editing-cycles>
    <meta:generator>LibreOffice/5.4.6.2$Linux_X86_64 LibreOffice_project/40m0$Build-2</meta:generator>
    <meta:document-statistic meta:table-count="0" meta:image-count="0" meta:object-count="0" meta:page-count="3" meta:paragraph-count="77" meta:word-count="252" meta:character-count="2743" meta:non-whitespace-character-count="2441"/>
  </office:meta>
</office:document-meta>
</file>